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style:style style:name="T6" style:family="text">
      <style:text-properties fo:color="#ffffff" style:font-name="Segoe UI" fo:font-size="16pt" fo:text-shadow="1pt 1pt" style:font-name-asian="Segoe UI2" style:font-size-asian="16pt" style:font-name-complex="Segoe UI2" style:font-size-complex="16pt"/>
    </style:style>
    <style:style style:name="T7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461</text:span></text:p>
            <text:p text:style-name="P1"><text:span text:style-name="T2">“</text:span><text:span text:style-name="T2">I Know That My Redeemer Liv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3">1. </text:span><text:span text:style-name="T4">I know that my Redeemer lives;</text:span><text:span text:style-name="T4"><text:line-break/></text:span><text:span text:style-name="T4">What comfort this sweet sentence gives!</text:span><text:span text:style-name="T4"><text:line-break/></text:span><text:span text:style-name="T4">He lives, He lives, who once was dead;</text:span><text:span text:style-name="T4"><text:line-break/></text:span><text:span text:style-name="T4">He lives, my ever-living h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5.146cm" svg:height="7.011cm" svg:x="1.524cm" svg:y="0.508cm">
          <draw:text-box>
            <text:p text:style-name="P1"><text:span text:style-name="T3">2. </text:span><text:span text:style-name="T4">He lives triumphant from the grave;</text:span></text:p>
            <text:p text:style-name="P5"><text:span text:style-name="T4">He lives eternally to save;</text:span></text:p>
            <text:p text:style-name="P5"><text:span text:style-name="T4">He lives all-glorious in the sky;</text:span></text:p>
            <text:p text:style-name="P5"><text:span text:style-name="T4">He lives exalted there on hi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4cm" svg:height="7.011cm" svg:x="1.27cm" svg:y="0.849cm">
          <draw:text-box>
            <text:p text:style-name="P1"><text:span text:style-name="T3">3. </text:span><text:span text:style-name="T4">He lives to bless me with His love;</text:span></text:p>
            <text:p text:style-name="P5"><text:span text:style-name="T4">He lives to plead for me above; </text:span></text:p>
            <text:p text:style-name="P5"><text:span text:style-name="T4">He lives my hungry soul to feed;</text:span></text:p>
            <text:p text:style-name="P5"><text:span text:style-name="T4">He lives to help in time of ne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1"><text:span text:style-name="T3">4. </text:span><text:span text:style-name="T4">He lives to grant me rich supply;</text:span><text:span text:style-name="T4"><text:line-break/></text:span><text:span text:style-name="T4">He lives to guide me with His eye;</text:span><text:span text:style-name="T4"><text:line-break/></text:span><text:span text:style-name="T4">He lives to comfort me when faint;</text:span><text:span text:style-name="T4"><text:line-break/></text:span><text:span text:style-name="T4">He lives to hear my soul’s complai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654cm" svg:height="7.011cm" svg:x="1.248cm" svg:y="0.616cm">
          <draw:text-box>
            <text:p text:style-name="P1"><text:span text:style-name="T3">5. </text:span><text:span text:style-name="T4">He lives to silence all my fears;</text:span><text:span text:style-name="T4"><text:line-break/></text:span><text:span text:style-name="T4">He lives to wipe away my tears;</text:span><text:span text:style-name="T4"><text:line-break/></text:span><text:span text:style-name="T4">He lives to calm my troubled heart;</text:span><text:span text:style-name="T4"><text:line-break/></text:span><text:span text:style-name="T4">He lives all blessings to im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4" draw:layer="layout" svg:width="25.654cm" svg:height="7.011cm" svg:x="1.27cm" svg:y="0.863cm">
          <draw:text-box>
            <text:p text:style-name="P1"><text:span text:style-name="T3">6. </text:span><text:span text:style-name="T4">He lives, my kind, wise, heav’nly friend;</text:span><text:span text:style-name="T4"><text:line-break/></text:span><text:span text:style-name="T4">He lives and loves me to the end;</text:span><text:span text:style-name="T4"><text:line-break/></text:span><text:span text:style-name="T4">He lives, and while He lives, I’ll sing;</text:span><text:span text:style-name="T4"><text:line-break/></text:span><text:span text:style-name="T4">He lives, my Prophet, Priest, and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4" draw:layer="layout" svg:width="24.849cm" svg:height="7.011cm" svg:x="1.524cm" svg:y="0.762cm">
          <draw:text-box>
            <text:p text:style-name="P1"><text:span text:style-name="T3">7. </text:span><text:span text:style-name="T4">He lives and grants me daily breath;</text:span><text:span text:style-name="T4"><text:line-break/></text:span><text:span text:style-name="T4">He lives, and I shall conquer death;</text:span><text:span text:style-name="T4"><text:line-break/></text:span><text:span text:style-name="T4">He lives my mansion to prepare;</text:span><text:span text:style-name="T4"><text:line-break/></text:span><text:span text:style-name="T4">He lives to bring me safely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9" draw:layer="layout" svg:width="25.146cm" svg:height="11.891cm" svg:x="1.27cm" svg:y="1.095cm">
          <draw:text-box>
            <text:p text:style-name="P1"><text:span text:style-name="T3">8. </text:span><text:span text:style-name="T4">He lives, all glory to His name!</text:span><text:span text:style-name="T4"><text:line-break/></text:span><text:span text:style-name="T4">He lives, my Jesus, still the same;</text:span><text:span text:style-name="T4"><text:line-break/></text:span><text:span text:style-name="T4">Oh, the sweet joy this sentence gives:</text:span><text:span text:style-name="T4"><text:line-break/></text:span><text:span text:style-name="T4">I know that my Redeemer lives!</text:span></text:p>
            <text:p text:style-name="P8"><text:span text:style-name="T5"/></text:p>
            <text:p text:style-name="P8"><text:span text:style-name="T6"/></text:p>
            <text:p text:style-name="P8"><text:span text:style-name="T6"/></text:p>
            <text:p text:style-name="P8"><text:span text:style-name="T5"><text:s text:c="3"/></text:span><text:span text:style-name="T7"><text:s text:c="9"/></text:span><text:span text:style-name="T7">Public Domain</text:span></text:p>
            <text:p text:style-name="P8"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3:17:22.722000000</meta:creation-date>
    <dc:title>Hymn template</dc:title>
    <meta:editing-duration>PT1H19M41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0T12:36:11.676000000</dc:date>
    <meta:document-statistic meta:object-count="157"/>
    <meta:template xlink:type="simple" xlink:actuate="onRequest" xlink:title="Hymn template" xlink:href="../../AppData/Roaming/LibreOffice/4/user/template/Worship%20Templsates/Hymn%20template.otp" meta:date="2015-03-30T23:17:22.442000000"/>
  </office:meta>
</office:document-meta>
</file>